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91.62pt" svg:y="67.78pt">
            <loext:p draw:notify-on-update-of-ranges="Sheet1.A20:Sheet1.A24 Sheet1.B19:Sheet1.B19 Sheet1.B20:Sheet1.B24 Sheet1.C20:Sheet1.C24 Sheet1.C20:Sheet1.C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56.28pt" svg:height="385.48pt" svg:x="562.73pt" svg:y="132.52pt">
            <loext:p draw:notify-on-update-of-ranges="Sheet1.A20:Sheet1.A24 Sheet1.B19:Sheet1.B19 Sheet1.B20:Sheet1.B24 Sheet1.D20:Sheet1.D24 Sheet1.D20:Sheet1.D24 Sheet1.C19:Sheet1.C19 Sheet1.C20:Sheet1.C24 Sheet1.E20:Sheet1.E24 Sheet1.E20:Sheet1.E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miliseconds</text:p>
          </table:table-cell>
          <table:table-cell office:value-type="string" calcext:value-type="string">
            <text:p>miliseconds err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^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^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^16</text:p>
          </table:table-cell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^20</text:p>
          </table:table-cell>
          <table:table-cell office:value-type="float" office:value="8144" calcext:value-type="float">
            <text:p>8144</text:p>
          </table:table-cell>
          <table:table-cell table:number-columns-repeated="17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/>
          <table:table-cell office:value-type="string" calcext:value-type="string">
            <text:p>MergeSort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MergeDev</text:p>
          </table:table-cell>
          <table:table-cell office:value-type="string" calcext:value-type="string">
            <text:p>InsertionDe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8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1.3" calcext:value-type="float">
            <text:p>1.3</text:p>
          </table:table-cell>
          <table:table-cell office:value-type="float" office:value="7.1" calcext:value-type="float">
            <text:p>7.1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16</text:p>
          </table:table-cell>
          <table:table-cell office:value-type="float" office:value="20.7" calcext:value-type="float">
            <text:p>20.7</text:p>
          </table:table-cell>
          <table:table-cell office:value-type="float" office:value="901" calcext:value-type="float">
            <text:p>901</text:p>
          </table:table-cell>
          <table:table-cell office:value-type="float" office:value="1.7" calcext:value-type="float">
            <text:p>1.7</text:p>
          </table:table-cell>
          <table:table-cell office:value-type="float" office:value="50.3" calcext:value-type="float">
            <text:p>50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^20</text:p>
          </table:table-cell>
          <table:table-cell office:value-type="float" office:value="8134.2" calcext:value-type="float">
            <text:p>8134.2</text:p>
          </table:table-cell>
          <table:table-cell office:value-type="float" office:value="19413" calcext:value-type="float">
            <text:p>19413</text:p>
          </table:table-cell>
          <table:table-cell office:value-type="float" office:value="33.4" calcext:value-type="float">
            <text:p>33.4</text:p>
          </table:table-cell>
          <table:table-cell office:value-type="float" office:value="3352" calcext:value-type="float">
            <text:p>3352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InsertionSort</text:p>
          </table:table-cell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8"/>
          <table:table-cell office:value-type="float" office:value="1282" calcext:value-type="float">
            <text:p>1282</text:p>
          </table:table-cell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21:03:59.792776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18:59.201344534</meta:creation-date>
    <dc:date>2018-02-08T21:34:35.270467113</dc:date>
    <meta:editing-duration>PT1H10M36S</meta:editing-duration>
    <meta:editing-cycles>3</meta:editing-cycles>
    <meta:generator>LibreOffice/5.1.6.2$Linux_X86_64 LibreOffice_project/1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C20:Sheet1.C24" chart:error-lower-range="Sheet1.C20:Sheet1.C24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20:Sheet1.C24" chart:error-lower-range="Sheet1.C20:Sheet1.C2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20:Sheet1.C24" chart:error-lower-range="Sheet1.C20:Sheet1.C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55cm" svg:y="4.203cm" style:legend-expansion="high" chart:style-name="ch2"/>
        <chart:plot-area chart:style-name="ch3" table:cell-range-address="Sheet1.A19:Sheet1.B24" chart:data-source-has-labels="both" svg:x="0.319cm" svg:y="0.18cm" svg:width="13.017cm" svg:height="8.645cm">
          <chartooo:coordinate-region svg:x="1.496cm" svg:y="0.379cm" svg:width="11.84cm" svg:height="7.799cm"/>
          <chart:axis chart:dimension="x" chart:name="primary-x" chart:style-name="ch4" chartooo:axis-type="auto">
            <chartooo:date-scale/>
            <chart:categories table:cell-range-address="Sheet1.A20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4" chart:label-cell-address="Sheet1.B19:Sheet1.B19" chart:class="chart:bar">
            <chart:error-indicator chart:style-name="ch8" chart:dimension="y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Sheet1.B19:Sheet1.B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4</text:p>
                <draw:g>
                  <svg:desc>Sheet1.A20:Sheet1.A24</svg:desc>
                </draw:g>
              </table:table-cell>
              <table:table-cell office:value-type="float" office:value="0">
                <text:p>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.3">
                <text:p>1.3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20.7">
                <text:p>20.7</text:p>
              </table:table-cell>
              <table:table-cell office:value-type="float" office:value="901">
                <text:p>90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8134.2">
                <text:p>8134.2</text:p>
              </table:table-cell>
              <table:table-cell office:value-type="float" office:value="19413">
                <text:p>19413</text:p>
              </table:table-cell>
              <table:table-cell office:value-type="float" office:value="19413">
                <text:p>19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D20:Sheet1.D24" chart:error-lower-range="Sheet1.D20:Sheet1.D2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20:Sheet1.D24" chart:error-lower-range="Sheet1.D20:Sheet1.D2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E20:Sheet1.E24" chart:error-lower-range="Sheet1.E20:Sheet1.E24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0:Sheet1.E24" chart:error-lower-range="Sheet1.E20:Sheet1.E2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81cm" svg:height="13.6cm" xlink:href=".." xlink:type="simple" chart:class="chart:bar" chart:style-name="ch1">
        <chart:legend chart:legend-position="end" svg:x="23.968cm" svg:y="6.252cm" style:legend-expansion="high" chart:style-name="ch2"/>
        <chart:plot-area chart:style-name="ch3" table:cell-range-address="Sheet1.A20:Sheet1.C24 Sheet1.B19:Sheet1.C19" chart:data-source-has-labels="both" svg:x="0.504cm" svg:y="0.324cm" svg:width="22.899cm" svg:height="13.053cm">
          <chartooo:coordinate-region svg:x="3.639cm" svg:y="0.524cm" svg:width="19.764cm" svg:height="12.206cm"/>
          <chart:axis chart:dimension="x" chart:name="primary-x" chart:style-name="ch4" chartooo:axis-type="auto">
            <chartooo:date-scale/>
            <chart:categories table:cell-range-address="Sheet1.A20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4" chart:label-cell-address="Sheet1.B19:Sheet1.B19" chart:class="chart:bar">
            <chart:error-indicator chart:style-name="ch8" chart:dimension="y"/>
            <chart:data-point chart:repeated="5"/>
          </chart:series>
          <chart:series chart:style-name="ch9" chart:values-cell-range-address="Sheet1.C20:Sheet1.C24" chart:label-cell-address="Sheet1.C19:Sheet1.C19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Sheet1.B19:Sheet1.B1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InsertionSort</text:p>
                <draw:g>
                  <svg:desc>Sheet1.C19:Sheet1.C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^4</text:p>
                <draw:g>
                  <svg:desc>Sheet1.A20:Sheet1.A24</svg:desc>
                </draw:g>
              </table:table-cell>
              <table:table-cell office:value-type="float" office:value="0">
                <text:p>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D20:Sheet1.D24</svg:desc>
                </draw:g>
              </table:table-cell>
              <table:table-cell office:value-type="float" office:value="0">
                <text:p>0</text:p>
                <draw:g>
                  <svg:desc>Sheet1.D20:Sheet1.D24</svg:desc>
                </draw:g>
              </table:table-cell>
              <table:table-cell office:value-type="float" office:value="0">
                <text:p>0</text:p>
                <draw:g>
                  <svg:desc>Sheet1.C20:Sheet1.C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.3">
                <text:p>1.3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7.1">
                <text:p>7.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20.7">
                <text:p>20.7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901">
                <text:p>901</text:p>
              </table:table-cell>
              <table:table-cell office:value-type="float" office:value="50.3">
                <text:p>50.3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8134.2">
                <text:p>8134.2</text:p>
              </table:table-cell>
              <table:table-cell office:value-type="float" office:value="33.4">
                <text:p>33.4</text:p>
              </table:table-cell>
              <table:table-cell office:value-type="float" office:value="33.4">
                <text:p>33.4</text:p>
              </table:table-cell>
              <table:table-cell office:value-type="float" office:value="19413">
                <text:p>19413</text:p>
              </table:table-cell>
              <table:table-cell office:value-type="float" office:value="3352">
                <text:p>3352</text:p>
              </table:table-cell>
              <table:table-cell office:value-type="float" office:value="3352">
                <text:p>3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